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arNo</text:p>
          </table:table-cell>
          <table:table-cell office:value-type="string" table:style-name="ce1">
            <text:p>LapNo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End</text:p>
          </table:table-cell>
          <table:table-cell office:value-type="string" table:style-name="ce1">
            <text:p>Duration</text:p>
          </table:table-cell>
          <table:table-cell table:style-name="ce1"/>
          <table:table-cell office:value-type="string" table:style-name="ce1">
            <text:p>Distance</text:p>
          </table:table-cell>
          <table:table-cell office:value-type="string" table:style-name="ce1">
            <text:p>AverageTime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2.85" table:style-name="ce1">
            <text:p>32.85</text:p>
          </table:table-cell>
          <table:table-cell office:value-type="float" office:value="224.9" table:style-name="ce1">
            <text:p>224.9</text:p>
          </table:table-cell>
          <table:table-cell office:value-type="float" office:value="192.05" table:style-name="ce1">
            <text:p>192.05</text:p>
          </table:table-cell>
          <table:table-cell table:style-name="ce1"/>
          <table:table-cell office:value-type="string" table:style-name="ce1">
            <text:p>2065 m</text:p>
          </table:table-cell>
          <table:table-cell office:value-type="float" office:value="182.51517857142855" table:formula="of:=AVERAGE([.E2:.E281])" table:style-name="ce1">
            <text:p>182.5151786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37.05" table:style-name="ce1">
            <text:p>237.05</text:p>
          </table:table-cell>
          <table:table-cell office:value-type="float" office:value="422.75" table:style-name="ce1">
            <text:p>422.75</text:p>
          </table:table-cell>
          <table:table-cell office:value-type="float" office:value="185.7" table:style-name="ce1">
            <text:p>185.7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36.1" table:style-name="ce1">
            <text:p>436.1</text:p>
          </table:table-cell>
          <table:table-cell office:value-type="float" office:value="627.20000000000005" table:style-name="ce1">
            <text:p>627.2</text:p>
          </table:table-cell>
          <table:table-cell office:value-type="float" office:value="191.1" table:style-name="ce1">
            <text:p>191.1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47.95000000000005" table:style-name="ce1">
            <text:p>647.95</text:p>
          </table:table-cell>
          <table:table-cell office:value-type="float" office:value="844.05" table:style-name="ce1">
            <text:p>844.05</text:p>
          </table:table-cell>
          <table:table-cell office:value-type="float" office:value="196.1" table:style-name="ce1">
            <text:p>196.1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852.75" table:style-name="ce1">
            <text:p>852.75</text:p>
          </table:table-cell>
          <table:table-cell office:value-type="float" office:value="1048.2" table:style-name="ce1">
            <text:p>1048.2</text:p>
          </table:table-cell>
          <table:table-cell office:value-type="float" office:value="195.45" table:style-name="ce1">
            <text:p>195.45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059.5999999999999" table:style-name="ce1">
            <text:p>1059.6</text:p>
          </table:table-cell>
          <table:table-cell office:value-type="float" office:value="1255.3" table:style-name="ce1">
            <text:p>1255.3</text:p>
          </table:table-cell>
          <table:table-cell office:value-type="float" office:value="195.7" table:style-name="ce1">
            <text:p>195.7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68.5" table:style-name="ce1">
            <text:p>1268.5</text:p>
          </table:table-cell>
          <table:table-cell office:value-type="float" office:value="1474.9" table:style-name="ce1">
            <text:p>1474.9</text:p>
          </table:table-cell>
          <table:table-cell office:value-type="float" office:value="206.4" table:style-name="ce1">
            <text:p>206.4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483.8" table:style-name="ce1">
            <text:p>1483.8</text:p>
          </table:table-cell>
          <table:table-cell office:value-type="float" office:value="1678.45" table:style-name="ce1">
            <text:p>1678.45</text:p>
          </table:table-cell>
          <table:table-cell office:value-type="float" office:value="194.65" table:style-name="ce1">
            <text:p>194.65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689.4" table:style-name="ce1">
            <text:p>1689.4</text:p>
          </table:table-cell>
          <table:table-cell office:value-type="float" office:value="1885.95" table:style-name="ce1">
            <text:p>1885.95</text:p>
          </table:table-cell>
          <table:table-cell office:value-type="float" office:value="196.55" table:style-name="ce1">
            <text:p>196.55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889.95" table:style-name="ce1">
            <text:p>1889.95</text:p>
          </table:table-cell>
          <table:table-cell office:value-type="float" office:value="2087.1" table:style-name="ce1">
            <text:p>2087.1</text:p>
          </table:table-cell>
          <table:table-cell office:value-type="float" office:value="197.15" table:style-name="ce1">
            <text:p>197.15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093.4" table:style-name="ce1">
            <text:p>2093.4</text:p>
          </table:table-cell>
          <table:table-cell office:value-type="float" office:value="2286" table:style-name="ce1">
            <text:p>2286</text:p>
          </table:table-cell>
          <table:table-cell office:value-type="float" office:value="192.6" table:style-name="ce1">
            <text:p>192.6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291.5500000000002" table:style-name="ce1">
            <text:p>2291.55</text:p>
          </table:table-cell>
          <table:table-cell office:value-type="float" office:value="2482.5" table:style-name="ce1">
            <text:p>2482.5</text:p>
          </table:table-cell>
          <table:table-cell office:value-type="float" office:value="190.95" table:style-name="ce1">
            <text:p>190.95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491.1" table:style-name="ce1">
            <text:p>2491.1</text:p>
          </table:table-cell>
          <table:table-cell office:value-type="float" office:value="2677.3" table:style-name="ce1">
            <text:p>2677.3</text:p>
          </table:table-cell>
          <table:table-cell office:value-type="float" office:value="186.2" table:style-name="ce1">
            <text:p>186.2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682.2" table:style-name="ce1">
            <text:p>2682.2</text:p>
          </table:table-cell>
          <table:table-cell office:value-type="float" office:value="2876.85" table:style-name="ce1">
            <text:p>2876.85</text:p>
          </table:table-cell>
          <table:table-cell office:value-type="float" office:value="194.65" table:style-name="ce1">
            <text:p>194.65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881.8" table:style-name="ce1">
            <text:p>2881.8</text:p>
          </table:table-cell>
          <table:table-cell office:value-type="float" office:value="3068.85" table:style-name="ce1">
            <text:p>3068.85</text:p>
          </table:table-cell>
          <table:table-cell office:value-type="float" office:value="187.05" table:style-name="ce1">
            <text:p>187.05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3072.35" table:style-name="ce1">
            <text:p>3072.35</text:p>
          </table:table-cell>
          <table:table-cell office:value-type="float" office:value="3265.25" table:style-name="ce1">
            <text:p>3265.25</text:p>
          </table:table-cell>
          <table:table-cell office:value-type="float" office:value="192.9" table:style-name="ce1">
            <text:p>192.9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3270.55" table:style-name="ce1">
            <text:p>3270.55</text:p>
          </table:table-cell>
          <table:table-cell office:value-type="float" office:value="3453.15" table:style-name="ce1">
            <text:p>3453.15</text:p>
          </table:table-cell>
          <table:table-cell office:value-type="float" office:value="182.6" table:style-name="ce1">
            <text:p>182.6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458.55" table:style-name="ce1">
            <text:p>3458.55</text:p>
          </table:table-cell>
          <table:table-cell office:value-type="float" office:value="3650.05" table:style-name="ce1">
            <text:p>3650.05</text:p>
          </table:table-cell>
          <table:table-cell office:value-type="float" office:value="191.5" table:style-name="ce1">
            <text:p>191.5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3656" table:style-name="ce1">
            <text:p>3656</text:p>
          </table:table-cell>
          <table:table-cell office:value-type="float" office:value="3851.45" table:style-name="ce1">
            <text:p>3851.45</text:p>
          </table:table-cell>
          <table:table-cell office:value-type="float" office:value="195.45" table:style-name="ce1">
            <text:p>195.45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36.35" table:style-name="ce1">
            <text:p>36.35</text:p>
          </table:table-cell>
          <table:table-cell office:value-type="float" office:value="214.9" table:style-name="ce1">
            <text:p>214.9</text:p>
          </table:table-cell>
          <table:table-cell office:value-type="float" office:value="178.55" table:style-name="ce1">
            <text:p>178.55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232.75" table:style-name="ce1">
            <text:p>232.75</text:p>
          </table:table-cell>
          <table:table-cell office:value-type="float" office:value="414.2" table:style-name="ce1">
            <text:p>414.2</text:p>
          </table:table-cell>
          <table:table-cell office:value-type="float" office:value="181.45" table:style-name="ce1">
            <text:p>181.45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458.5" table:style-name="ce1">
            <text:p>458.5</text:p>
          </table:table-cell>
          <table:table-cell office:value-type="float" office:value="642.85" table:style-name="ce1">
            <text:p>642.85</text:p>
          </table:table-cell>
          <table:table-cell office:value-type="float" office:value="184.35" table:style-name="ce1">
            <text:p>184.3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65.2" table:style-name="ce1">
            <text:p>165.2</text:p>
          </table:table-cell>
          <table:table-cell office:value-type="float" office:value="348.1" table:style-name="ce1">
            <text:p>348.1</text:p>
          </table:table-cell>
          <table:table-cell office:value-type="float" office:value="182.9" table:style-name="ce1">
            <text:p>182.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55.9" table:style-name="ce1">
            <text:p>355.9</text:p>
          </table:table-cell>
          <table:table-cell office:value-type="float" office:value="539.29999999999995" table:style-name="ce1">
            <text:p>539.3</text:p>
          </table:table-cell>
          <table:table-cell office:value-type="float" office:value="183.4" table:style-name="ce1">
            <text:p>183.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49.25" table:style-name="ce1">
            <text:p>549.25</text:p>
          </table:table-cell>
          <table:table-cell office:value-type="float" office:value="734.7" table:style-name="ce1">
            <text:p>734.7</text:p>
          </table:table-cell>
          <table:table-cell office:value-type="float" office:value="185.45" table:style-name="ce1">
            <text:p>185.4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46.2" table:style-name="ce1">
            <text:p>746.2</text:p>
          </table:table-cell>
          <table:table-cell office:value-type="float" office:value="929.15" table:style-name="ce1">
            <text:p>929.15</text:p>
          </table:table-cell>
          <table:table-cell office:value-type="float" office:value="182.95" table:style-name="ce1">
            <text:p>182.9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945.5" table:style-name="ce1">
            <text:p>945.5</text:p>
          </table:table-cell>
          <table:table-cell office:value-type="float" office:value="1127.45" table:style-name="ce1">
            <text:p>1127.45</text:p>
          </table:table-cell>
          <table:table-cell office:value-type="float" office:value="181.95" table:style-name="ce1">
            <text:p>181.9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141.9000000000001" table:style-name="ce1">
            <text:p>1141.9</text:p>
          </table:table-cell>
          <table:table-cell office:value-type="float" office:value="1329.8" table:style-name="ce1">
            <text:p>1329.8</text:p>
          </table:table-cell>
          <table:table-cell office:value-type="float" office:value="187.9" table:style-name="ce1">
            <text:p>187.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344.5" table:style-name="ce1">
            <text:p>1344.5</text:p>
          </table:table-cell>
          <table:table-cell office:value-type="float" office:value="1536.1" table:style-name="ce1">
            <text:p>1536.1</text:p>
          </table:table-cell>
          <table:table-cell office:value-type="float" office:value="191.6" table:style-name="ce1">
            <text:p>191.6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549.1" table:style-name="ce1">
            <text:p>1549.1</text:p>
          </table:table-cell>
          <table:table-cell office:value-type="float" office:value="1732.75" table:style-name="ce1">
            <text:p>1732.75</text:p>
          </table:table-cell>
          <table:table-cell office:value-type="float" office:value="183.65" table:style-name="ce1">
            <text:p>183.6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743.75" table:style-name="ce1">
            <text:p>1743.75</text:p>
          </table:table-cell>
          <table:table-cell office:value-type="float" office:value="1932" table:style-name="ce1">
            <text:p>1932</text:p>
          </table:table-cell>
          <table:table-cell office:value-type="float" office:value="188.25" table:style-name="ce1">
            <text:p>188.2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941.05" table:style-name="ce1">
            <text:p>1941.05</text:p>
          </table:table-cell>
          <table:table-cell office:value-type="float" office:value="2136" table:style-name="ce1">
            <text:p>2136</text:p>
          </table:table-cell>
          <table:table-cell office:value-type="float" office:value="194.95" table:style-name="ce1">
            <text:p>194.9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158.75" table:style-name="ce1">
            <text:p>2158.75</text:p>
          </table:table-cell>
          <table:table-cell office:value-type="float" office:value="2353.25" table:style-name="ce1">
            <text:p>2353.25</text:p>
          </table:table-cell>
          <table:table-cell office:value-type="float" office:value="194.5" table:style-name="ce1">
            <text:p>194.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368.25" table:style-name="ce1">
            <text:p>2368.25</text:p>
          </table:table-cell>
          <table:table-cell office:value-type="float" office:value="2557.9" table:style-name="ce1">
            <text:p>2557.9</text:p>
          </table:table-cell>
          <table:table-cell office:value-type="float" office:value="189.65" table:style-name="ce1">
            <text:p>189.6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2570.4" table:style-name="ce1">
            <text:p>2570.4</text:p>
          </table:table-cell>
          <table:table-cell office:value-type="float" office:value="2758.45" table:style-name="ce1">
            <text:p>2758.45</text:p>
          </table:table-cell>
          <table:table-cell office:value-type="float" office:value="188.05" table:style-name="ce1">
            <text:p>188.0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770.05" table:style-name="ce1">
            <text:p>2770.05</text:p>
          </table:table-cell>
          <table:table-cell office:value-type="float" office:value="2959.05" table:style-name="ce1">
            <text:p>2959.05</text:p>
          </table:table-cell>
          <table:table-cell office:value-type="float" office:value="189" table:style-name="ce1">
            <text:p>18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973.2" table:style-name="ce1">
            <text:p>2973.2</text:p>
          </table:table-cell>
          <table:table-cell office:value-type="float" office:value="3163.6" table:style-name="ce1">
            <text:p>3163.6</text:p>
          </table:table-cell>
          <table:table-cell office:value-type="float" office:value="190.4" table:style-name="ce1">
            <text:p>190.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3175.65" table:style-name="ce1">
            <text:p>3175.65</text:p>
          </table:table-cell>
          <table:table-cell office:value-type="float" office:value="3366.75" table:style-name="ce1">
            <text:p>3366.75</text:p>
          </table:table-cell>
          <table:table-cell office:value-type="float" office:value="191.1" table:style-name="ce1">
            <text:p>191.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3380.6" table:style-name="ce1">
            <text:p>3380.6</text:p>
          </table:table-cell>
          <table:table-cell office:value-type="float" office:value="3573.55" table:style-name="ce1">
            <text:p>3573.55</text:p>
          </table:table-cell>
          <table:table-cell office:value-type="float" office:value="192.95" table:style-name="ce1">
            <text:p>192.9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3575.05" table:style-name="ce1">
            <text:p>3575.05</text:p>
          </table:table-cell>
          <table:table-cell office:value-type="float" office:value="3765.3" table:style-name="ce1">
            <text:p>3765.3</text:p>
          </table:table-cell>
          <table:table-cell office:value-type="float" office:value="190.25" table:style-name="ce1">
            <text:p>190.2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3773.75" table:style-name="ce1">
            <text:p>3773.75</text:p>
          </table:table-cell>
          <table:table-cell office:value-type="float" office:value="3972.65" table:style-name="ce1">
            <text:p>3972.65</text:p>
          </table:table-cell>
          <table:table-cell office:value-type="float" office:value="198.9" table:style-name="ce1">
            <text:p>198.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3979.25" table:style-name="ce1">
            <text:p>3979.25</text:p>
          </table:table-cell>
          <table:table-cell office:value-type="float" office:value="4175.95" table:style-name="ce1">
            <text:p>4175.95</text:p>
          </table:table-cell>
          <table:table-cell office:value-type="float" office:value="196.7" table:style-name="ce1">
            <text:p>196.7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4180.1000000000004" table:style-name="ce1">
            <text:p>4180.1</text:p>
          </table:table-cell>
          <table:table-cell office:value-type="float" office:value="4379.3999999999996" table:style-name="ce1">
            <text:p>4379.4</text:p>
          </table:table-cell>
          <table:table-cell office:value-type="float" office:value="199.3" table:style-name="ce1">
            <text:p>199.3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5.1" table:style-name="ce1">
            <text:p>25.1</text:p>
          </table:table-cell>
          <table:table-cell office:value-type="float" office:value="204.15" table:style-name="ce1">
            <text:p>204.15</text:p>
          </table:table-cell>
          <table:table-cell office:value-type="float" office:value="179.05" table:style-name="ce1">
            <text:p>179.0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08.95" table:style-name="ce1">
            <text:p>208.95</text:p>
          </table:table-cell>
          <table:table-cell office:value-type="float" office:value="398.6" table:style-name="ce1">
            <text:p>398.6</text:p>
          </table:table-cell>
          <table:table-cell office:value-type="float" office:value="189.65" table:style-name="ce1">
            <text:p>189.6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08.85" table:style-name="ce1">
            <text:p>408.85</text:p>
          </table:table-cell>
          <table:table-cell office:value-type="float" office:value="583.25" table:style-name="ce1">
            <text:p>583.25</text:p>
          </table:table-cell>
          <table:table-cell office:value-type="float" office:value="174.4" table:style-name="ce1">
            <text:p>174.4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09.20000000000005" table:style-name="ce1">
            <text:p>609.2</text:p>
          </table:table-cell>
          <table:table-cell office:value-type="float" office:value="791.65" table:style-name="ce1">
            <text:p>791.65</text:p>
          </table:table-cell>
          <table:table-cell office:value-type="float" office:value="182.45" table:style-name="ce1">
            <text:p>182.4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801.3" table:style-name="ce1">
            <text:p>801.3</text:p>
          </table:table-cell>
          <table:table-cell office:value-type="float" office:value="982.55" table:style-name="ce1">
            <text:p>982.55</text:p>
          </table:table-cell>
          <table:table-cell office:value-type="float" office:value="181.25" table:style-name="ce1">
            <text:p>181.2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003.1" table:style-name="ce1">
            <text:p>1003.1</text:p>
          </table:table-cell>
          <table:table-cell office:value-type="float" office:value="1174.95" table:style-name="ce1">
            <text:p>1174.95</text:p>
          </table:table-cell>
          <table:table-cell office:value-type="float" office:value="171.85" table:style-name="ce1">
            <text:p>171.8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183.75" table:style-name="ce1">
            <text:p>1183.75</text:p>
          </table:table-cell>
          <table:table-cell office:value-type="float" office:value="1365" table:style-name="ce1">
            <text:p>1365</text:p>
          </table:table-cell>
          <table:table-cell office:value-type="float" office:value="181.25" table:style-name="ce1">
            <text:p>181.2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377.5" table:style-name="ce1">
            <text:p>1377.5</text:p>
          </table:table-cell>
          <table:table-cell office:value-type="float" office:value="1556.7" table:style-name="ce1">
            <text:p>1556.7</text:p>
          </table:table-cell>
          <table:table-cell office:value-type="float" office:value="179.2" table:style-name="ce1">
            <text:p>179.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564.95" table:style-name="ce1">
            <text:p>1564.95</text:p>
          </table:table-cell>
          <table:table-cell office:value-type="float" office:value="1746.05" table:style-name="ce1">
            <text:p>1746.05</text:p>
          </table:table-cell>
          <table:table-cell office:value-type="float" office:value="181.1" table:style-name="ce1">
            <text:p>181.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761.45" table:style-name="ce1">
            <text:p>1761.45</text:p>
          </table:table-cell>
          <table:table-cell office:value-type="float" office:value="1942.4" table:style-name="ce1">
            <text:p>1942.4</text:p>
          </table:table-cell>
          <table:table-cell office:value-type="float" office:value="180.95" table:style-name="ce1">
            <text:p>180.9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1958.55" table:style-name="ce1">
            <text:p>1958.55</text:p>
          </table:table-cell>
          <table:table-cell office:value-type="float" office:value="2132.4" table:style-name="ce1">
            <text:p>2132.4</text:p>
          </table:table-cell>
          <table:table-cell office:value-type="float" office:value="173.85" table:style-name="ce1">
            <text:p>173.8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153.4499999999998" table:style-name="ce1">
            <text:p>2153.45</text:p>
          </table:table-cell>
          <table:table-cell office:value-type="float" office:value="2330.25" table:style-name="ce1">
            <text:p>2330.25</text:p>
          </table:table-cell>
          <table:table-cell office:value-type="float" office:value="176.8" table:style-name="ce1">
            <text:p>176.8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339.9499999999998" table:style-name="ce1">
            <text:p>2339.95</text:p>
          </table:table-cell>
          <table:table-cell office:value-type="float" office:value="2513.1" table:style-name="ce1">
            <text:p>2513.1</text:p>
          </table:table-cell>
          <table:table-cell office:value-type="float" office:value="173.15" table:style-name="ce1">
            <text:p>173.1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527.65" table:style-name="ce1">
            <text:p>2527.65</text:p>
          </table:table-cell>
          <table:table-cell office:value-type="float" office:value="2711.2" table:style-name="ce1">
            <text:p>2711.2</text:p>
          </table:table-cell>
          <table:table-cell office:value-type="float" office:value="183.55" table:style-name="ce1">
            <text:p>183.5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722.55" table:style-name="ce1">
            <text:p>2722.55</text:p>
          </table:table-cell>
          <table:table-cell office:value-type="float" office:value="2901.25" table:style-name="ce1">
            <text:p>2901.25</text:p>
          </table:table-cell>
          <table:table-cell office:value-type="float" office:value="178.7" table:style-name="ce1">
            <text:p>178.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2906.65" table:style-name="ce1">
            <text:p>2906.65</text:p>
          </table:table-cell>
          <table:table-cell office:value-type="float" office:value="3087.2" table:style-name="ce1">
            <text:p>3087.2</text:p>
          </table:table-cell>
          <table:table-cell office:value-type="float" office:value="180.55" table:style-name="ce1">
            <text:p>180.5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3090.2" table:style-name="ce1">
            <text:p>3090.2</text:p>
          </table:table-cell>
          <table:table-cell office:value-type="float" office:value="3269.65" table:style-name="ce1">
            <text:p>3269.65</text:p>
          </table:table-cell>
          <table:table-cell office:value-type="float" office:value="179.45" table:style-name="ce1">
            <text:p>179.4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3275.6" table:style-name="ce1">
            <text:p>3275.6</text:p>
          </table:table-cell>
          <table:table-cell office:value-type="float" office:value="3448.7" table:style-name="ce1">
            <text:p>3448.7</text:p>
          </table:table-cell>
          <table:table-cell office:value-type="float" office:value="173.1" table:style-name="ce1">
            <text:p>173.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3461.05" table:style-name="ce1">
            <text:p>3461.05</text:p>
          </table:table-cell>
          <table:table-cell office:value-type="float" office:value="3644.6" table:style-name="ce1">
            <text:p>3644.6</text:p>
          </table:table-cell>
          <table:table-cell office:value-type="float" office:value="183.55" table:style-name="ce1">
            <text:p>183.5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3649.35" table:style-name="ce1">
            <text:p>3649.35</text:p>
          </table:table-cell>
          <table:table-cell office:value-type="float" office:value="3825.4" table:style-name="ce1">
            <text:p>3825.4</text:p>
          </table:table-cell>
          <table:table-cell office:value-type="float" office:value="176.05" table:style-name="ce1">
            <text:p>176.0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3831.25" table:style-name="ce1">
            <text:p>3831.25</text:p>
          </table:table-cell>
          <table:table-cell office:value-type="float" office:value="4002.15" table:style-name="ce1">
            <text:p>4002.15</text:p>
          </table:table-cell>
          <table:table-cell office:value-type="float" office:value="170.9" table:style-name="ce1">
            <text:p>170.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4008.65" table:style-name="ce1">
            <text:p>4008.65</text:p>
          </table:table-cell>
          <table:table-cell office:value-type="float" office:value="4180.95" table:style-name="ce1">
            <text:p>4180.95</text:p>
          </table:table-cell>
          <table:table-cell office:value-type="float" office:value="172.3" table:style-name="ce1">
            <text:p>172.3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4185.3" table:style-name="ce1">
            <text:p>4185.3</text:p>
          </table:table-cell>
          <table:table-cell office:value-type="float" office:value="4369.75" table:style-name="ce1">
            <text:p>4369.75</text:p>
          </table:table-cell>
          <table:table-cell office:value-type="float" office:value="184.45" table:style-name="ce1">
            <text:p>184.4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4370.8500000000004" table:style-name="ce1">
            <text:p>4370.85</text:p>
          </table:table-cell>
          <table:table-cell office:value-type="float" office:value="4543.6499999999996" table:style-name="ce1">
            <text:p>4543.65</text:p>
          </table:table-cell>
          <table:table-cell office:value-type="float" office:value="172.8" table:style-name="ce1">
            <text:p>172.8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4545.6499999999996" table:style-name="ce1">
            <text:p>4545.65</text:p>
          </table:table-cell>
          <table:table-cell office:value-type="float" office:value="4716.6000000000004" table:style-name="ce1">
            <text:p>4716.6</text:p>
          </table:table-cell>
          <table:table-cell office:value-type="float" office:value="170.95" table:style-name="ce1">
            <text:p>170.9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4723.45" table:style-name="ce1">
            <text:p>4723.45</text:p>
          </table:table-cell>
          <table:table-cell office:value-type="float" office:value="4893.45" table:style-name="ce1">
            <text:p>4893.45</text:p>
          </table:table-cell>
          <table:table-cell office:value-type="float" office:value="170" table:style-name="ce1">
            <text:p>17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229.3" table:style-name="ce1">
            <text:p>229.3</text:p>
          </table:table-cell>
          <table:table-cell office:value-type="float" office:value="212.4" table:style-name="ce1">
            <text:p>212.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42.05" table:style-name="ce1">
            <text:p>242.05</text:p>
          </table:table-cell>
          <table:table-cell office:value-type="float" office:value="441.35" table:style-name="ce1">
            <text:p>441.35</text:p>
          </table:table-cell>
          <table:table-cell office:value-type="float" office:value="199.3" table:style-name="ce1">
            <text:p>199.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56.5" table:style-name="ce1">
            <text:p>456.5</text:p>
          </table:table-cell>
          <table:table-cell office:value-type="float" office:value="646.85" table:style-name="ce1">
            <text:p>646.85</text:p>
          </table:table-cell>
          <table:table-cell office:value-type="float" office:value="190.35" table:style-name="ce1">
            <text:p>190.3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65.75" table:style-name="ce1">
            <text:p>665.75</text:p>
          </table:table-cell>
          <table:table-cell office:value-type="float" office:value="866.45" table:style-name="ce1">
            <text:p>866.45</text:p>
          </table:table-cell>
          <table:table-cell office:value-type="float" office:value="200.7" table:style-name="ce1">
            <text:p>200.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883.5" table:style-name="ce1">
            <text:p>883.5</text:p>
          </table:table-cell>
          <table:table-cell office:value-type="float" office:value="1071.9000000000001" table:style-name="ce1">
            <text:p>1071.9</text:p>
          </table:table-cell>
          <table:table-cell office:value-type="float" office:value="188.4" table:style-name="ce1">
            <text:p>188.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086.2" table:style-name="ce1">
            <text:p>1086.2</text:p>
          </table:table-cell>
          <table:table-cell office:value-type="float" office:value="1283.45" table:style-name="ce1">
            <text:p>1283.45</text:p>
          </table:table-cell>
          <table:table-cell office:value-type="float" office:value="197.25" table:style-name="ce1">
            <text:p>197.2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299.1500000000001" table:style-name="ce1">
            <text:p>1299.15</text:p>
          </table:table-cell>
          <table:table-cell office:value-type="float" office:value="1495.75" table:style-name="ce1">
            <text:p>1495.75</text:p>
          </table:table-cell>
          <table:table-cell office:value-type="float" office:value="196.6" table:style-name="ce1">
            <text:p>196.6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510.65" table:style-name="ce1">
            <text:p>1510.65</text:p>
          </table:table-cell>
          <table:table-cell office:value-type="float" office:value="1705.8" table:style-name="ce1">
            <text:p>1705.8</text:p>
          </table:table-cell>
          <table:table-cell office:value-type="float" office:value="195.15" table:style-name="ce1">
            <text:p>195.1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721" table:style-name="ce1">
            <text:p>1721</text:p>
          </table:table-cell>
          <table:table-cell office:value-type="float" office:value="1915.45" table:style-name="ce1">
            <text:p>1915.45</text:p>
          </table:table-cell>
          <table:table-cell office:value-type="float" office:value="194.45" table:style-name="ce1">
            <text:p>194.4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940.9" table:style-name="ce1">
            <text:p>1940.9</text:p>
          </table:table-cell>
          <table:table-cell office:value-type="float" office:value="2133.8000000000002" table:style-name="ce1">
            <text:p>2133.8</text:p>
          </table:table-cell>
          <table:table-cell office:value-type="float" office:value="192.9" table:style-name="ce1">
            <text:p>192.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149.4499999999998" table:style-name="ce1">
            <text:p>2149.45</text:p>
          </table:table-cell>
          <table:table-cell office:value-type="float" office:value="2334.8000000000002" table:style-name="ce1">
            <text:p>2334.8</text:p>
          </table:table-cell>
          <table:table-cell office:value-type="float" office:value="185.35" table:style-name="ce1">
            <text:p>185.3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2350.25" table:style-name="ce1">
            <text:p>2350.25</text:p>
          </table:table-cell>
          <table:table-cell office:value-type="float" office:value="2533.1" table:style-name="ce1">
            <text:p>2533.1</text:p>
          </table:table-cell>
          <table:table-cell office:value-type="float" office:value="182.85" table:style-name="ce1">
            <text:p>182.8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548.0500000000002" table:style-name="ce1">
            <text:p>2548.05</text:p>
          </table:table-cell>
          <table:table-cell office:value-type="float" office:value="2735.95" table:style-name="ce1">
            <text:p>2735.95</text:p>
          </table:table-cell>
          <table:table-cell office:value-type="float" office:value="187.9" table:style-name="ce1">
            <text:p>187.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748.9" table:style-name="ce1">
            <text:p>2748.9</text:p>
          </table:table-cell>
          <table:table-cell office:value-type="float" office:value="2958.4" table:style-name="ce1">
            <text:p>2958.4</text:p>
          </table:table-cell>
          <table:table-cell office:value-type="float" office:value="209.5" table:style-name="ce1">
            <text:p>209.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974.05" table:style-name="ce1">
            <text:p>2974.05</text:p>
          </table:table-cell>
          <table:table-cell office:value-type="float" office:value="3177.6" table:style-name="ce1">
            <text:p>3177.6</text:p>
          </table:table-cell>
          <table:table-cell office:value-type="float" office:value="203.55" table:style-name="ce1">
            <text:p>203.5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3192.05" table:style-name="ce1">
            <text:p>3192.05</text:p>
          </table:table-cell>
          <table:table-cell office:value-type="float" office:value="3384.8" table:style-name="ce1">
            <text:p>3384.8</text:p>
          </table:table-cell>
          <table:table-cell office:value-type="float" office:value="192.75" table:style-name="ce1">
            <text:p>192.7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3400.4" table:style-name="ce1">
            <text:p>3400.4</text:p>
          </table:table-cell>
          <table:table-cell office:value-type="float" office:value="3593.7" table:style-name="ce1">
            <text:p>3593.7</text:p>
          </table:table-cell>
          <table:table-cell office:value-type="float" office:value="193.3" table:style-name="ce1">
            <text:p>193.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3595.75" table:style-name="ce1">
            <text:p>3595.75</text:p>
          </table:table-cell>
          <table:table-cell office:value-type="float" office:value="3786.2" table:style-name="ce1">
            <text:p>3786.2</text:p>
          </table:table-cell>
          <table:table-cell office:value-type="float" office:value="190.45" table:style-name="ce1">
            <text:p>190.4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3798.4" table:style-name="ce1">
            <text:p>3798.4</text:p>
          </table:table-cell>
          <table:table-cell office:value-type="float" office:value="3992.65" table:style-name="ce1">
            <text:p>3992.65</text:p>
          </table:table-cell>
          <table:table-cell office:value-type="float" office:value="194.25" table:style-name="ce1">
            <text:p>194.2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4002.5" table:style-name="ce1">
            <text:p>4002.5</text:p>
          </table:table-cell>
          <table:table-cell office:value-type="float" office:value="4189.8500000000004" table:style-name="ce1">
            <text:p>4189.85</text:p>
          </table:table-cell>
          <table:table-cell office:value-type="float" office:value="187.35" table:style-name="ce1">
            <text:p>187.3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0.1" table:style-name="ce1">
            <text:p>60.1</text:p>
          </table:table-cell>
          <table:table-cell office:value-type="float" office:value="246.3" table:style-name="ce1">
            <text:p>246.3</text:p>
          </table:table-cell>
          <table:table-cell office:value-type="float" office:value="186.2" table:style-name="ce1">
            <text:p>186.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57.35000000000002" table:style-name="ce1">
            <text:p>257.35</text:p>
          </table:table-cell>
          <table:table-cell office:value-type="float" office:value="441.1" table:style-name="ce1">
            <text:p>441.1</text:p>
          </table:table-cell>
          <table:table-cell office:value-type="float" office:value="183.75" table:style-name="ce1">
            <text:p>183.7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57.85" table:style-name="ce1">
            <text:p>457.85</text:p>
          </table:table-cell>
          <table:table-cell office:value-type="float" office:value="633.45000000000005" table:style-name="ce1">
            <text:p>633.45</text:p>
          </table:table-cell>
          <table:table-cell office:value-type="float" office:value="175.6" table:style-name="ce1">
            <text:p>175.6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45.20000000000005" table:style-name="ce1">
            <text:p>645.2</text:p>
          </table:table-cell>
          <table:table-cell office:value-type="float" office:value="823" table:style-name="ce1">
            <text:p>823</text:p>
          </table:table-cell>
          <table:table-cell office:value-type="float" office:value="177.8" table:style-name="ce1">
            <text:p>177.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842.7" table:style-name="ce1">
            <text:p>842.7</text:p>
          </table:table-cell>
          <table:table-cell office:value-type="float" office:value="1024.9000000000001" table:style-name="ce1">
            <text:p>1024.9</text:p>
          </table:table-cell>
          <table:table-cell office:value-type="float" office:value="182.2" table:style-name="ce1">
            <text:p>182.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031.6500000000001" table:style-name="ce1">
            <text:p>1031.65</text:p>
          </table:table-cell>
          <table:table-cell office:value-type="float" office:value="1219.3" table:style-name="ce1">
            <text:p>1219.3</text:p>
          </table:table-cell>
          <table:table-cell office:value-type="float" office:value="187.65" table:style-name="ce1">
            <text:p>187.6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232.75" table:style-name="ce1">
            <text:p>1232.75</text:p>
          </table:table-cell>
          <table:table-cell office:value-type="float" office:value="1412.7" table:style-name="ce1">
            <text:p>1412.7</text:p>
          </table:table-cell>
          <table:table-cell office:value-type="float" office:value="179.95" table:style-name="ce1">
            <text:p>179.9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437.65" table:style-name="ce1">
            <text:p>1437.65</text:p>
          </table:table-cell>
          <table:table-cell office:value-type="float" office:value="1610.5" table:style-name="ce1">
            <text:p>1610.5</text:p>
          </table:table-cell>
          <table:table-cell office:value-type="float" office:value="172.85" table:style-name="ce1">
            <text:p>172.8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628.7" table:style-name="ce1">
            <text:p>1628.7</text:p>
          </table:table-cell>
          <table:table-cell office:value-type="float" office:value="1815.35" table:style-name="ce1">
            <text:p>1815.35</text:p>
          </table:table-cell>
          <table:table-cell office:value-type="float" office:value="186.65" table:style-name="ce1">
            <text:p>186.6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825.1" table:style-name="ce1">
            <text:p>1825.1</text:p>
          </table:table-cell>
          <table:table-cell office:value-type="float" office:value="2005.3" table:style-name="ce1">
            <text:p>2005.3</text:p>
          </table:table-cell>
          <table:table-cell office:value-type="float" office:value="180.2" table:style-name="ce1">
            <text:p>180.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019.65" table:style-name="ce1">
            <text:p>2019.65</text:p>
          </table:table-cell>
          <table:table-cell office:value-type="float" office:value="2200.6999999999998" table:style-name="ce1">
            <text:p>2200.7</text:p>
          </table:table-cell>
          <table:table-cell office:value-type="float" office:value="181.05" table:style-name="ce1">
            <text:p>181.0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221.75" table:style-name="ce1">
            <text:p>2221.75</text:p>
          </table:table-cell>
          <table:table-cell office:value-type="float" office:value="2399.5" table:style-name="ce1">
            <text:p>2399.5</text:p>
          </table:table-cell>
          <table:table-cell office:value-type="float" office:value="177.75" table:style-name="ce1">
            <text:p>177.7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424.6" table:style-name="ce1">
            <text:p>2424.6</text:p>
          </table:table-cell>
          <table:table-cell office:value-type="float" office:value="2609.15" table:style-name="ce1">
            <text:p>2609.15</text:p>
          </table:table-cell>
          <table:table-cell office:value-type="float" office:value="184.55" table:style-name="ce1">
            <text:p>184.5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633.8" table:style-name="ce1">
            <text:p>2633.8</text:p>
          </table:table-cell>
          <table:table-cell office:value-type="float" office:value="2817.05" table:style-name="ce1">
            <text:p>2817.05</text:p>
          </table:table-cell>
          <table:table-cell office:value-type="float" office:value="183.25" table:style-name="ce1">
            <text:p>183.2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822.95" table:style-name="ce1">
            <text:p>2822.95</text:p>
          </table:table-cell>
          <table:table-cell office:value-type="float" office:value="3002.75" table:style-name="ce1">
            <text:p>3002.75</text:p>
          </table:table-cell>
          <table:table-cell office:value-type="float" office:value="179.8" table:style-name="ce1">
            <text:p>179.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3015.5" table:style-name="ce1">
            <text:p>3015.5</text:p>
          </table:table-cell>
          <table:table-cell office:value-type="float" office:value="3204.65" table:style-name="ce1">
            <text:p>3204.65</text:p>
          </table:table-cell>
          <table:table-cell office:value-type="float" office:value="189.15" table:style-name="ce1">
            <text:p>189.1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3228.85" table:style-name="ce1">
            <text:p>3228.85</text:p>
          </table:table-cell>
          <table:table-cell office:value-type="float" office:value="3412.2" table:style-name="ce1">
            <text:p>3412.2</text:p>
          </table:table-cell>
          <table:table-cell office:value-type="float" office:value="183.35" table:style-name="ce1">
            <text:p>183.3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3434.55" table:style-name="ce1">
            <text:p>3434.55</text:p>
          </table:table-cell>
          <table:table-cell office:value-type="float" office:value="3617.3" table:style-name="ce1">
            <text:p>3617.3</text:p>
          </table:table-cell>
          <table:table-cell office:value-type="float" office:value="182.75" table:style-name="ce1">
            <text:p>182.7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3625.35" table:style-name="ce1">
            <text:p>3625.35</text:p>
          </table:table-cell>
          <table:table-cell office:value-type="float" office:value="3809.1" table:style-name="ce1">
            <text:p>3809.1</text:p>
          </table:table-cell>
          <table:table-cell office:value-type="float" office:value="183.75" table:style-name="ce1">
            <text:p>183.7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3832" table:style-name="ce1">
            <text:p>3832</text:p>
          </table:table-cell>
          <table:table-cell office:value-type="float" office:value="4009.2" table:style-name="ce1">
            <text:p>4009.2</text:p>
          </table:table-cell>
          <table:table-cell office:value-type="float" office:value="177.2" table:style-name="ce1">
            <text:p>177.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4018.25" table:style-name="ce1">
            <text:p>4018.25</text:p>
          </table:table-cell>
          <table:table-cell office:value-type="float" office:value="4193.3999999999996" table:style-name="ce1">
            <text:p>4193.4</text:p>
          </table:table-cell>
          <table:table-cell office:value-type="float" office:value="175.15" table:style-name="ce1">
            <text:p>175.1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3.4" table:style-name="ce1">
            <text:p>33.4</text:p>
          </table:table-cell>
          <table:table-cell office:value-type="float" office:value="220.4" table:style-name="ce1">
            <text:p>220.4</text:p>
          </table:table-cell>
          <table:table-cell office:value-type="float" office:value="187" table:style-name="ce1">
            <text:p>18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27.55" table:style-name="ce1">
            <text:p>227.55</text:p>
          </table:table-cell>
          <table:table-cell office:value-type="float" office:value="413.35" table:style-name="ce1">
            <text:p>413.35</text:p>
          </table:table-cell>
          <table:table-cell office:value-type="float" office:value="185.8" table:style-name="ce1">
            <text:p>185.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23.7" table:style-name="ce1">
            <text:p>423.7</text:p>
          </table:table-cell>
          <table:table-cell office:value-type="float" office:value="610.5" table:style-name="ce1">
            <text:p>610.5</text:p>
          </table:table-cell>
          <table:table-cell office:value-type="float" office:value="186.8" table:style-name="ce1">
            <text:p>186.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17.85" table:style-name="ce1">
            <text:p>617.85</text:p>
          </table:table-cell>
          <table:table-cell office:value-type="float" office:value="804.85" table:style-name="ce1">
            <text:p>804.85</text:p>
          </table:table-cell>
          <table:table-cell office:value-type="float" office:value="187" table:style-name="ce1">
            <text:p>18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813.75" table:style-name="ce1">
            <text:p>813.75</text:p>
          </table:table-cell>
          <table:table-cell office:value-type="float" office:value="999.6" table:style-name="ce1">
            <text:p>999.6</text:p>
          </table:table-cell>
          <table:table-cell office:value-type="float" office:value="185.85" table:style-name="ce1">
            <text:p>185.8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008.7" table:style-name="ce1">
            <text:p>1008.7</text:p>
          </table:table-cell>
          <table:table-cell office:value-type="float" office:value="1188.6500000000001" table:style-name="ce1">
            <text:p>1188.65</text:p>
          </table:table-cell>
          <table:table-cell office:value-type="float" office:value="179.95" table:style-name="ce1">
            <text:p>179.9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198.3" table:style-name="ce1">
            <text:p>1198.3</text:p>
          </table:table-cell>
          <table:table-cell office:value-type="float" office:value="1379.25" table:style-name="ce1">
            <text:p>1379.25</text:p>
          </table:table-cell>
          <table:table-cell office:value-type="float" office:value="180.95" table:style-name="ce1">
            <text:p>180.9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382.1" table:style-name="ce1">
            <text:p>1382.1</text:p>
          </table:table-cell>
          <table:table-cell office:value-type="float" office:value="1567.35" table:style-name="ce1">
            <text:p>1567.35</text:p>
          </table:table-cell>
          <table:table-cell office:value-type="float" office:value="185.25" table:style-name="ce1">
            <text:p>185.2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575.95" table:style-name="ce1">
            <text:p>1575.95</text:p>
          </table:table-cell>
          <table:table-cell office:value-type="float" office:value="1760.85" table:style-name="ce1">
            <text:p>1760.85</text:p>
          </table:table-cell>
          <table:table-cell office:value-type="float" office:value="184.9" table:style-name="ce1">
            <text:p>184.9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765.6" table:style-name="ce1">
            <text:p>1765.6</text:p>
          </table:table-cell>
          <table:table-cell office:value-type="float" office:value="1952.15" table:style-name="ce1">
            <text:p>1952.15</text:p>
          </table:table-cell>
          <table:table-cell office:value-type="float" office:value="186.55" table:style-name="ce1">
            <text:p>186.5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965.7" table:style-name="ce1">
            <text:p>1965.7</text:p>
          </table:table-cell>
          <table:table-cell office:value-type="float" office:value="2150.15" table:style-name="ce1">
            <text:p>2150.15</text:p>
          </table:table-cell>
          <table:table-cell office:value-type="float" office:value="184.45" table:style-name="ce1">
            <text:p>184.4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154.1" table:style-name="ce1">
            <text:p>2154.1</text:p>
          </table:table-cell>
          <table:table-cell office:value-type="float" office:value="2336.15" table:style-name="ce1">
            <text:p>2336.15</text:p>
          </table:table-cell>
          <table:table-cell office:value-type="float" office:value="182.05" table:style-name="ce1">
            <text:p>182.0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2341.4" table:style-name="ce1">
            <text:p>2341.4</text:p>
          </table:table-cell>
          <table:table-cell office:value-type="float" office:value="2521.1" table:style-name="ce1">
            <text:p>2521.1</text:p>
          </table:table-cell>
          <table:table-cell office:value-type="float" office:value="179.7" table:style-name="ce1">
            <text:p>179.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2542.9" table:style-name="ce1">
            <text:p>2542.9</text:p>
          </table:table-cell>
          <table:table-cell office:value-type="float" office:value="2720.25" table:style-name="ce1">
            <text:p>2720.25</text:p>
          </table:table-cell>
          <table:table-cell office:value-type="float" office:value="177.35" table:style-name="ce1">
            <text:p>177.3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2994.6" table:style-name="ce1">
            <text:p>2994.6</text:p>
          </table:table-cell>
          <table:table-cell office:value-type="float" office:value="3173.25" table:style-name="ce1">
            <text:p>3173.25</text:p>
          </table:table-cell>
          <table:table-cell office:value-type="float" office:value="178.65" table:style-name="ce1">
            <text:p>178.6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3180.8" table:style-name="ce1">
            <text:p>3180.8</text:p>
          </table:table-cell>
          <table:table-cell office:value-type="float" office:value="3354.75" table:style-name="ce1">
            <text:p>3354.75</text:p>
          </table:table-cell>
          <table:table-cell office:value-type="float" office:value="173.95" table:style-name="ce1">
            <text:p>173.9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3358.2" table:style-name="ce1">
            <text:p>3358.2</text:p>
          </table:table-cell>
          <table:table-cell office:value-type="float" office:value="3542.45" table:style-name="ce1">
            <text:p>3542.45</text:p>
          </table:table-cell>
          <table:table-cell office:value-type="float" office:value="184.25" table:style-name="ce1">
            <text:p>184.2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3549.3" table:style-name="ce1">
            <text:p>3549.3</text:p>
          </table:table-cell>
          <table:table-cell office:value-type="float" office:value="3720.2" table:style-name="ce1">
            <text:p>3720.2</text:p>
          </table:table-cell>
          <table:table-cell office:value-type="float" office:value="170.9" table:style-name="ce1">
            <text:p>170.9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3721.95" table:style-name="ce1">
            <text:p>3721.95</text:p>
          </table:table-cell>
          <table:table-cell office:value-type="float" office:value="3895.05" table:style-name="ce1">
            <text:p>3895.05</text:p>
          </table:table-cell>
          <table:table-cell office:value-type="float" office:value="173.1" table:style-name="ce1">
            <text:p>173.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3898.75" table:style-name="ce1">
            <text:p>3898.75</text:p>
          </table:table-cell>
          <table:table-cell office:value-type="float" office:value="4066.15" table:style-name="ce1">
            <text:p>4066.15</text:p>
          </table:table-cell>
          <table:table-cell office:value-type="float" office:value="167.4" table:style-name="ce1">
            <text:p>167.4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4071.4" table:style-name="ce1">
            <text:p>4071.4</text:p>
          </table:table-cell>
          <table:table-cell office:value-type="float" office:value="4256" table:style-name="ce1">
            <text:p>4256</text:p>
          </table:table-cell>
          <table:table-cell office:value-type="float" office:value="184.6" table:style-name="ce1">
            <text:p>184.6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0.3" table:style-name="ce1">
            <text:p>30.3</text:p>
          </table:table-cell>
          <table:table-cell office:value-type="float" office:value="210.35" table:style-name="ce1">
            <text:p>210.35</text:p>
          </table:table-cell>
          <table:table-cell office:value-type="float" office:value="180.05" table:style-name="ce1">
            <text:p>180.0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22" table:style-name="ce1">
            <text:p>222</text:p>
          </table:table-cell>
          <table:table-cell office:value-type="float" office:value="399.1" table:style-name="ce1">
            <text:p>399.1</text:p>
          </table:table-cell>
          <table:table-cell office:value-type="float" office:value="177.1" table:style-name="ce1">
            <text:p>177.1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07.3" table:style-name="ce1">
            <text:p>407.3</text:p>
          </table:table-cell>
          <table:table-cell office:value-type="float" office:value="579.54999999999995" table:style-name="ce1">
            <text:p>579.55</text:p>
          </table:table-cell>
          <table:table-cell office:value-type="float" office:value="172.25" table:style-name="ce1">
            <text:p>172.2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586.54999999999995" table:style-name="ce1">
            <text:p>586.55</text:p>
          </table:table-cell>
          <table:table-cell office:value-type="float" office:value="758.85" table:style-name="ce1">
            <text:p>758.85</text:p>
          </table:table-cell>
          <table:table-cell office:value-type="float" office:value="172.3" table:style-name="ce1">
            <text:p>172.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772.1" table:style-name="ce1">
            <text:p>772.1</text:p>
          </table:table-cell>
          <table:table-cell office:value-type="float" office:value="944" table:style-name="ce1">
            <text:p>944</text:p>
          </table:table-cell>
          <table:table-cell office:value-type="float" office:value="171.9" table:style-name="ce1">
            <text:p>171.9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954.05" table:style-name="ce1">
            <text:p>954.05</text:p>
          </table:table-cell>
          <table:table-cell office:value-type="float" office:value="1125.6500000000001" table:style-name="ce1">
            <text:p>1125.65</text:p>
          </table:table-cell>
          <table:table-cell office:value-type="float" office:value="171.6" table:style-name="ce1">
            <text:p>171.6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139.25" table:style-name="ce1">
            <text:p>1139.25</text:p>
          </table:table-cell>
          <table:table-cell office:value-type="float" office:value="1313.8" table:style-name="ce1">
            <text:p>1313.8</text:p>
          </table:table-cell>
          <table:table-cell office:value-type="float" office:value="174.55" table:style-name="ce1">
            <text:p>174.5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328.95" table:style-name="ce1">
            <text:p>1328.95</text:p>
          </table:table-cell>
          <table:table-cell office:value-type="float" office:value="1500.05" table:style-name="ce1">
            <text:p>1500.05</text:p>
          </table:table-cell>
          <table:table-cell office:value-type="float" office:value="171.1" table:style-name="ce1">
            <text:p>171.1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511" table:style-name="ce1">
            <text:p>1511</text:p>
          </table:table-cell>
          <table:table-cell office:value-type="float" office:value="1682.65" table:style-name="ce1">
            <text:p>1682.65</text:p>
          </table:table-cell>
          <table:table-cell office:value-type="float" office:value="171.65" table:style-name="ce1">
            <text:p>171.6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701.85" table:style-name="ce1">
            <text:p>1701.85</text:p>
          </table:table-cell>
          <table:table-cell office:value-type="float" office:value="1875.2" table:style-name="ce1">
            <text:p>1875.2</text:p>
          </table:table-cell>
          <table:table-cell office:value-type="float" office:value="173.35" table:style-name="ce1">
            <text:p>173.3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887.55" table:style-name="ce1">
            <text:p>1887.55</text:p>
          </table:table-cell>
          <table:table-cell office:value-type="float" office:value="2055.9499999999998" table:style-name="ce1">
            <text:p>2055.95</text:p>
          </table:table-cell>
          <table:table-cell office:value-type="float" office:value="168.4" table:style-name="ce1">
            <text:p>168.4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2082.1999999999998" table:style-name="ce1">
            <text:p>2082.2</text:p>
          </table:table-cell>
          <table:table-cell office:value-type="float" office:value="2253.3000000000002" table:style-name="ce1">
            <text:p>2253.3</text:p>
          </table:table-cell>
          <table:table-cell office:value-type="float" office:value="171.1" table:style-name="ce1">
            <text:p>171.1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262.5" table:style-name="ce1">
            <text:p>2262.5</text:p>
          </table:table-cell>
          <table:table-cell office:value-type="float" office:value="2429.6" table:style-name="ce1">
            <text:p>2429.6</text:p>
          </table:table-cell>
          <table:table-cell office:value-type="float" office:value="167.1" table:style-name="ce1">
            <text:p>167.1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2443.4" table:style-name="ce1">
            <text:p>2443.4</text:p>
          </table:table-cell>
          <table:table-cell office:value-type="float" office:value="2614.6" table:style-name="ce1">
            <text:p>2614.6</text:p>
          </table:table-cell>
          <table:table-cell office:value-type="float" office:value="171.2" table:style-name="ce1">
            <text:p>171.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629.4" table:style-name="ce1">
            <text:p>2629.4</text:p>
          </table:table-cell>
          <table:table-cell office:value-type="float" office:value="2796.5" table:style-name="ce1">
            <text:p>2796.5</text:p>
          </table:table-cell>
          <table:table-cell office:value-type="float" office:value="167.1" table:style-name="ce1">
            <text:p>167.1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809.95" table:style-name="ce1">
            <text:p>2809.95</text:p>
          </table:table-cell>
          <table:table-cell office:value-type="float" office:value="2977.6" table:style-name="ce1">
            <text:p>2977.6</text:p>
          </table:table-cell>
          <table:table-cell office:value-type="float" office:value="167.65" table:style-name="ce1">
            <text:p>167.6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2982.05" table:style-name="ce1">
            <text:p>2982.05</text:p>
          </table:table-cell>
          <table:table-cell office:value-type="float" office:value="3158.25" table:style-name="ce1">
            <text:p>3158.25</text:p>
          </table:table-cell>
          <table:table-cell office:value-type="float" office:value="176.2" table:style-name="ce1">
            <text:p>176.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3169" table:style-name="ce1">
            <text:p>3169</text:p>
          </table:table-cell>
          <table:table-cell office:value-type="float" office:value="3343" table:style-name="ce1">
            <text:p>3343</text:p>
          </table:table-cell>
          <table:table-cell office:value-type="float" office:value="174" table:style-name="ce1">
            <text:p>174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3358.6" table:style-name="ce1">
            <text:p>3358.6</text:p>
          </table:table-cell>
          <table:table-cell office:value-type="float" office:value="3529.65" table:style-name="ce1">
            <text:p>3529.65</text:p>
          </table:table-cell>
          <table:table-cell office:value-type="float" office:value="171.05" table:style-name="ce1">
            <text:p>171.0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3541.95" table:style-name="ce1">
            <text:p>3541.95</text:p>
          </table:table-cell>
          <table:table-cell office:value-type="float" office:value="3716" table:style-name="ce1">
            <text:p>3716</text:p>
          </table:table-cell>
          <table:table-cell office:value-type="float" office:value="174.05" table:style-name="ce1">
            <text:p>174.0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3722.85" table:style-name="ce1">
            <text:p>3722.85</text:p>
          </table:table-cell>
          <table:table-cell office:value-type="float" office:value="3894.1" table:style-name="ce1">
            <text:p>3894.1</text:p>
          </table:table-cell>
          <table:table-cell office:value-type="float" office:value="171.25" table:style-name="ce1">
            <text:p>171.2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46.2" table:style-name="ce1">
            <text:p>46.2</text:p>
          </table:table-cell>
          <table:table-cell office:value-type="float" office:value="221.1" table:style-name="ce1">
            <text:p>221.1</text:p>
          </table:table-cell>
          <table:table-cell office:value-type="float" office:value="174.9" table:style-name="ce1">
            <text:p>174.9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36.35" table:style-name="ce1">
            <text:p>236.35</text:p>
          </table:table-cell>
          <table:table-cell office:value-type="float" office:value="410.2" table:style-name="ce1">
            <text:p>410.2</text:p>
          </table:table-cell>
          <table:table-cell office:value-type="float" office:value="173.85" table:style-name="ce1">
            <text:p>173.8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423.15" table:style-name="ce1">
            <text:p>423.15</text:p>
          </table:table-cell>
          <table:table-cell office:value-type="float" office:value="592.20000000000005" table:style-name="ce1">
            <text:p>592.2</text:p>
          </table:table-cell>
          <table:table-cell office:value-type="float" office:value="169.05" table:style-name="ce1">
            <text:p>169.0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600.95000000000005" table:style-name="ce1">
            <text:p>600.95</text:p>
          </table:table-cell>
          <table:table-cell office:value-type="float" office:value="774.4" table:style-name="ce1">
            <text:p>774.4</text:p>
          </table:table-cell>
          <table:table-cell office:value-type="float" office:value="173.45" table:style-name="ce1">
            <text:p>173.4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786.4" table:style-name="ce1">
            <text:p>786.4</text:p>
          </table:table-cell>
          <table:table-cell office:value-type="float" office:value="960.95" table:style-name="ce1">
            <text:p>960.95</text:p>
          </table:table-cell>
          <table:table-cell office:value-type="float" office:value="174.55" table:style-name="ce1">
            <text:p>174.5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975.7" table:style-name="ce1">
            <text:p>975.7</text:p>
          </table:table-cell>
          <table:table-cell office:value-type="float" office:value="1164.3" table:style-name="ce1">
            <text:p>1164.3</text:p>
          </table:table-cell>
          <table:table-cell office:value-type="float" office:value="188.6" table:style-name="ce1">
            <text:p>188.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178.95" table:style-name="ce1">
            <text:p>1178.95</text:p>
          </table:table-cell>
          <table:table-cell office:value-type="float" office:value="1361.9" table:style-name="ce1">
            <text:p>1361.9</text:p>
          </table:table-cell>
          <table:table-cell office:value-type="float" office:value="182.95" table:style-name="ce1">
            <text:p>182.9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75.7" table:style-name="ce1">
            <text:p>1375.7</text:p>
          </table:table-cell>
          <table:table-cell office:value-type="float" office:value="1583.1" table:style-name="ce1">
            <text:p>1583.1</text:p>
          </table:table-cell>
          <table:table-cell office:value-type="float" office:value="207.4" table:style-name="ce1">
            <text:p>207.4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598.6" table:style-name="ce1">
            <text:p>1598.6</text:p>
          </table:table-cell>
          <table:table-cell office:value-type="float" office:value="1785.6" table:style-name="ce1">
            <text:p>1785.6</text:p>
          </table:table-cell>
          <table:table-cell office:value-type="float" office:value="187" table:style-name="ce1">
            <text:p>18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794.15" table:style-name="ce1">
            <text:p>1794.15</text:p>
          </table:table-cell>
          <table:table-cell office:value-type="float" office:value="1966.9" table:style-name="ce1">
            <text:p>1966.9</text:p>
          </table:table-cell>
          <table:table-cell office:value-type="float" office:value="172.75" table:style-name="ce1">
            <text:p>172.7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979.15" table:style-name="ce1">
            <text:p>1979.15</text:p>
          </table:table-cell>
          <table:table-cell office:value-type="float" office:value="2179.0500000000002" table:style-name="ce1">
            <text:p>2179.05</text:p>
          </table:table-cell>
          <table:table-cell office:value-type="float" office:value="199.9" table:style-name="ce1">
            <text:p>199.9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185.85" table:style-name="ce1">
            <text:p>2185.85</text:p>
          </table:table-cell>
          <table:table-cell office:value-type="float" office:value="2371.65" table:style-name="ce1">
            <text:p>2371.65</text:p>
          </table:table-cell>
          <table:table-cell office:value-type="float" office:value="185.8" table:style-name="ce1">
            <text:p>185.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380.75" table:style-name="ce1">
            <text:p>2380.75</text:p>
          </table:table-cell>
          <table:table-cell office:value-type="float" office:value="2564.9" table:style-name="ce1">
            <text:p>2564.9</text:p>
          </table:table-cell>
          <table:table-cell office:value-type="float" office:value="184.15" table:style-name="ce1">
            <text:p>184.1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2575.4" table:style-name="ce1">
            <text:p>2575.4</text:p>
          </table:table-cell>
          <table:table-cell office:value-type="float" office:value="2757.6" table:style-name="ce1">
            <text:p>2757.6</text:p>
          </table:table-cell>
          <table:table-cell office:value-type="float" office:value="182.2" table:style-name="ce1">
            <text:p>182.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764.25" table:style-name="ce1">
            <text:p>2764.25</text:p>
          </table:table-cell>
          <table:table-cell office:value-type="float" office:value="2948.15" table:style-name="ce1">
            <text:p>2948.15</text:p>
          </table:table-cell>
          <table:table-cell office:value-type="float" office:value="183.9" table:style-name="ce1">
            <text:p>183.9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959.45" table:style-name="ce1">
            <text:p>2959.45</text:p>
          </table:table-cell>
          <table:table-cell office:value-type="float" office:value="3136.3" table:style-name="ce1">
            <text:p>3136.3</text:p>
          </table:table-cell>
          <table:table-cell office:value-type="float" office:value="176.85" table:style-name="ce1">
            <text:p>176.8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3145.75" table:style-name="ce1">
            <text:p>3145.75</text:p>
          </table:table-cell>
          <table:table-cell office:value-type="float" office:value="3327.8" table:style-name="ce1">
            <text:p>3327.8</text:p>
          </table:table-cell>
          <table:table-cell office:value-type="float" office:value="182.05" table:style-name="ce1">
            <text:p>182.0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3334.55" table:style-name="ce1">
            <text:p>3334.55</text:p>
          </table:table-cell>
          <table:table-cell office:value-type="float" office:value="3512.2" table:style-name="ce1">
            <text:p>3512.2</text:p>
          </table:table-cell>
          <table:table-cell office:value-type="float" office:value="177.65" table:style-name="ce1">
            <text:p>177.6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3519.6" table:style-name="ce1">
            <text:p>3519.6</text:p>
          </table:table-cell>
          <table:table-cell office:value-type="float" office:value="3695.3" table:style-name="ce1">
            <text:p>3695.3</text:p>
          </table:table-cell>
          <table:table-cell office:value-type="float" office:value="175.7" table:style-name="ce1">
            <text:p>175.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3704" table:style-name="ce1">
            <text:p>3704</text:p>
          </table:table-cell>
          <table:table-cell office:value-type="float" office:value="3875.35" table:style-name="ce1">
            <text:p>3875.35</text:p>
          </table:table-cell>
          <table:table-cell office:value-type="float" office:value="171.35" table:style-name="ce1">
            <text:p>171.3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3883.55" table:style-name="ce1">
            <text:p>3883.55</text:p>
          </table:table-cell>
          <table:table-cell office:value-type="float" office:value="4058.9" table:style-name="ce1">
            <text:p>4058.9</text:p>
          </table:table-cell>
          <table:table-cell office:value-type="float" office:value="175.35" table:style-name="ce1">
            <text:p>175.3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4070.55" table:style-name="ce1">
            <text:p>4070.55</text:p>
          </table:table-cell>
          <table:table-cell office:value-type="float" office:value="4245.25" table:style-name="ce1">
            <text:p>4245.25</text:p>
          </table:table-cell>
          <table:table-cell office:value-type="float" office:value="174.7" table:style-name="ce1">
            <text:p>174.7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68.5" table:style-name="ce1">
            <text:p>68.5</text:p>
          </table:table-cell>
          <table:table-cell office:value-type="float" office:value="246" table:style-name="ce1">
            <text:p>246</text:p>
          </table:table-cell>
          <table:table-cell office:value-type="float" office:value="177.5" table:style-name="ce1">
            <text:p>177.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55.5" table:style-name="ce1">
            <text:p>255.5</text:p>
          </table:table-cell>
          <table:table-cell office:value-type="float" office:value="438.25" table:style-name="ce1">
            <text:p>438.25</text:p>
          </table:table-cell>
          <table:table-cell office:value-type="float" office:value="182.75" table:style-name="ce1">
            <text:p>182.7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444.35" table:style-name="ce1">
            <text:p>444.35</text:p>
          </table:table-cell>
          <table:table-cell office:value-type="float" office:value="624.70000000000005" table:style-name="ce1">
            <text:p>624.7</text:p>
          </table:table-cell>
          <table:table-cell office:value-type="float" office:value="180.35" table:style-name="ce1">
            <text:p>180.3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633.15" table:style-name="ce1">
            <text:p>633.15</text:p>
          </table:table-cell>
          <table:table-cell office:value-type="float" office:value="818.6" table:style-name="ce1">
            <text:p>818.6</text:p>
          </table:table-cell>
          <table:table-cell office:value-type="float" office:value="185.45" table:style-name="ce1">
            <text:p>185.4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833.35" table:style-name="ce1">
            <text:p>833.35</text:p>
          </table:table-cell>
          <table:table-cell office:value-type="float" office:value="1011.95" table:style-name="ce1">
            <text:p>1011.95</text:p>
          </table:table-cell>
          <table:table-cell office:value-type="float" office:value="178.6" table:style-name="ce1">
            <text:p>178.6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015.75" table:style-name="ce1">
            <text:p>1015.75</text:p>
          </table:table-cell>
          <table:table-cell office:value-type="float" office:value="1199.4000000000001" table:style-name="ce1">
            <text:p>1199.4</text:p>
          </table:table-cell>
          <table:table-cell office:value-type="float" office:value="183.65" table:style-name="ce1">
            <text:p>183.6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207.2" table:style-name="ce1">
            <text:p>1207.2</text:p>
          </table:table-cell>
          <table:table-cell office:value-type="float" office:value="1392.5" table:style-name="ce1">
            <text:p>1392.5</text:p>
          </table:table-cell>
          <table:table-cell office:value-type="float" office:value="185.3" table:style-name="ce1">
            <text:p>185.3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400.25" table:style-name="ce1">
            <text:p>1400.25</text:p>
          </table:table-cell>
          <table:table-cell office:value-type="float" office:value="1578.7" table:style-name="ce1">
            <text:p>1578.7</text:p>
          </table:table-cell>
          <table:table-cell office:value-type="float" office:value="178.45" table:style-name="ce1">
            <text:p>178.4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584.6" table:style-name="ce1">
            <text:p>1584.6</text:p>
          </table:table-cell>
          <table:table-cell office:value-type="float" office:value="1778.35" table:style-name="ce1">
            <text:p>1778.35</text:p>
          </table:table-cell>
          <table:table-cell office:value-type="float" office:value="193.75" table:style-name="ce1">
            <text:p>193.7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785.55" table:style-name="ce1">
            <text:p>1785.55</text:p>
          </table:table-cell>
          <table:table-cell office:value-type="float" office:value="1970.65" table:style-name="ce1">
            <text:p>1970.65</text:p>
          </table:table-cell>
          <table:table-cell office:value-type="float" office:value="185.1" table:style-name="ce1">
            <text:p>185.1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981.15" table:style-name="ce1">
            <text:p>1981.15</text:p>
          </table:table-cell>
          <table:table-cell office:value-type="float" office:value="2164.4" table:style-name="ce1">
            <text:p>2164.4</text:p>
          </table:table-cell>
          <table:table-cell office:value-type="float" office:value="183.25" table:style-name="ce1">
            <text:p>183.2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2170.5" table:style-name="ce1">
            <text:p>2170.5</text:p>
          </table:table-cell>
          <table:table-cell office:value-type="float" office:value="2352.6" table:style-name="ce1">
            <text:p>2352.6</text:p>
          </table:table-cell>
          <table:table-cell office:value-type="float" office:value="182.1" table:style-name="ce1">
            <text:p>182.1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366.0500000000002" table:style-name="ce1">
            <text:p>2366.05</text:p>
          </table:table-cell>
          <table:table-cell office:value-type="float" office:value="2545.6" table:style-name="ce1">
            <text:p>2545.6</text:p>
          </table:table-cell>
          <table:table-cell office:value-type="float" office:value="179.55" table:style-name="ce1">
            <text:p>179.5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553.75" table:style-name="ce1">
            <text:p>2553.75</text:p>
          </table:table-cell>
          <table:table-cell office:value-type="float" office:value="2738" table:style-name="ce1">
            <text:p>2738</text:p>
          </table:table-cell>
          <table:table-cell office:value-type="float" office:value="184.25" table:style-name="ce1">
            <text:p>184.2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2747.15" table:style-name="ce1">
            <text:p>2747.15</text:p>
          </table:table-cell>
          <table:table-cell office:value-type="float" office:value="2928.6" table:style-name="ce1">
            <text:p>2928.6</text:p>
          </table:table-cell>
          <table:table-cell office:value-type="float" office:value="181.45" table:style-name="ce1">
            <text:p>181.4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934.05" table:style-name="ce1">
            <text:p>2934.05</text:p>
          </table:table-cell>
          <table:table-cell office:value-type="float" office:value="3117.15" table:style-name="ce1">
            <text:p>3117.15</text:p>
          </table:table-cell>
          <table:table-cell office:value-type="float" office:value="183.1" table:style-name="ce1">
            <text:p>183.1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3123.4" table:style-name="ce1">
            <text:p>3123.4</text:p>
          </table:table-cell>
          <table:table-cell office:value-type="float" office:value="3310.8" table:style-name="ce1">
            <text:p>3310.8</text:p>
          </table:table-cell>
          <table:table-cell office:value-type="float" office:value="187.4" table:style-name="ce1">
            <text:p>187.4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3315.75" table:style-name="ce1">
            <text:p>3315.75</text:p>
          </table:table-cell>
          <table:table-cell office:value-type="float" office:value="3500" table:style-name="ce1">
            <text:p>3500</text:p>
          </table:table-cell>
          <table:table-cell office:value-type="float" office:value="184.25" table:style-name="ce1">
            <text:p>184.2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3505.6" table:style-name="ce1">
            <text:p>3505.6</text:p>
          </table:table-cell>
          <table:table-cell office:value-type="float" office:value="3679.4" table:style-name="ce1">
            <text:p>3679.4</text:p>
          </table:table-cell>
          <table:table-cell office:value-type="float" office:value="173.8" table:style-name="ce1">
            <text:p>173.8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3686.45" table:style-name="ce1">
            <text:p>3686.45</text:p>
          </table:table-cell>
          <table:table-cell office:value-type="float" office:value="3873.25" table:style-name="ce1">
            <text:p>3873.25</text:p>
          </table:table-cell>
          <table:table-cell office:value-type="float" office:value="186.8" table:style-name="ce1">
            <text:p>186.8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3874.3" table:style-name="ce1">
            <text:p>3874.3</text:p>
          </table:table-cell>
          <table:table-cell office:value-type="float" office:value="4045.2" table:style-name="ce1">
            <text:p>4045.2</text:p>
          </table:table-cell>
          <table:table-cell office:value-type="float" office:value="170.9" table:style-name="ce1">
            <text:p>170.9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4048.3" table:style-name="ce1">
            <text:p>4048.3</text:p>
          </table:table-cell>
          <table:table-cell office:value-type="float" office:value="4231.45" table:style-name="ce1">
            <text:p>4231.45</text:p>
          </table:table-cell>
          <table:table-cell office:value-type="float" office:value="183.15" table:style-name="ce1">
            <text:p>183.15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212.3" table:style-name="ce1">
            <text:p>212.3</text:p>
          </table:table-cell>
          <table:table-cell office:value-type="float" office:value="178.6" table:style-name="ce1">
            <text:p>178.6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18.3" table:style-name="ce1">
            <text:p>218.3</text:p>
          </table:table-cell>
          <table:table-cell office:value-type="float" office:value="394.65" table:style-name="ce1">
            <text:p>394.65</text:p>
          </table:table-cell>
          <table:table-cell office:value-type="float" office:value="176.35" table:style-name="ce1">
            <text:p>176.35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401.7" table:style-name="ce1">
            <text:p>401.7</text:p>
          </table:table-cell>
          <table:table-cell office:value-type="float" office:value="572.1" table:style-name="ce1">
            <text:p>572.1</text:p>
          </table:table-cell>
          <table:table-cell office:value-type="float" office:value="170.4" table:style-name="ce1">
            <text:p>170.4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577.6" table:style-name="ce1">
            <text:p>577.6</text:p>
          </table:table-cell>
          <table:table-cell office:value-type="float" office:value="745.25" table:style-name="ce1">
            <text:p>745.25</text:p>
          </table:table-cell>
          <table:table-cell office:value-type="float" office:value="167.65" table:style-name="ce1">
            <text:p>167.65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750.5" table:style-name="ce1">
            <text:p>750.5</text:p>
          </table:table-cell>
          <table:table-cell office:value-type="float" office:value="919.4" table:style-name="ce1">
            <text:p>919.4</text:p>
          </table:table-cell>
          <table:table-cell office:value-type="float" office:value="168.9" table:style-name="ce1">
            <text:p>168.9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950.05" table:style-name="ce1">
            <text:p>950.05</text:p>
          </table:table-cell>
          <table:table-cell office:value-type="float" office:value="1130.25" table:style-name="ce1">
            <text:p>1130.25</text:p>
          </table:table-cell>
          <table:table-cell office:value-type="float" office:value="180.2" table:style-name="ce1">
            <text:p>180.2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135.95" table:style-name="ce1">
            <text:p>1135.95</text:p>
          </table:table-cell>
          <table:table-cell office:value-type="float" office:value="1307.9000000000001" table:style-name="ce1">
            <text:p>1307.9</text:p>
          </table:table-cell>
          <table:table-cell office:value-type="float" office:value="171.95" table:style-name="ce1">
            <text:p>171.95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318.35" table:style-name="ce1">
            <text:p>1318.35</text:p>
          </table:table-cell>
          <table:table-cell office:value-type="float" office:value="1492.55" table:style-name="ce1">
            <text:p>1492.55</text:p>
          </table:table-cell>
          <table:table-cell office:value-type="float" office:value="174.2" table:style-name="ce1">
            <text:p>174.2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501.25" table:style-name="ce1">
            <text:p>1501.25</text:p>
          </table:table-cell>
          <table:table-cell office:value-type="float" office:value="1670.35" table:style-name="ce1">
            <text:p>1670.35</text:p>
          </table:table-cell>
          <table:table-cell office:value-type="float" office:value="169.1" table:style-name="ce1">
            <text:p>169.1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674.8" table:style-name="ce1">
            <text:p>1674.8</text:p>
          </table:table-cell>
          <table:table-cell office:value-type="float" office:value="1842.1" table:style-name="ce1">
            <text:p>1842.1</text:p>
          </table:table-cell>
          <table:table-cell office:value-type="float" office:value="167.3" table:style-name="ce1">
            <text:p>167.3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852.05" table:style-name="ce1">
            <text:p>1852.05</text:p>
          </table:table-cell>
          <table:table-cell office:value-type="float" office:value="2024.05" table:style-name="ce1">
            <text:p>2024.05</text:p>
          </table:table-cell>
          <table:table-cell office:value-type="float" office:value="172" table:style-name="ce1">
            <text:p>172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032.15" table:style-name="ce1">
            <text:p>2032.15</text:p>
          </table:table-cell>
          <table:table-cell office:value-type="float" office:value="2199.35" table:style-name="ce1">
            <text:p>2199.35</text:p>
          </table:table-cell>
          <table:table-cell office:value-type="float" office:value="167.2" table:style-name="ce1">
            <text:p>167.2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205.4499999999998" table:style-name="ce1">
            <text:p>2205.45</text:p>
          </table:table-cell>
          <table:table-cell office:value-type="float" office:value="2373.15" table:style-name="ce1">
            <text:p>2373.15</text:p>
          </table:table-cell>
          <table:table-cell office:value-type="float" office:value="167.7" table:style-name="ce1">
            <text:p>167.7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378.15" table:style-name="ce1">
            <text:p>2378.15</text:p>
          </table:table-cell>
          <table:table-cell office:value-type="float" office:value="2548.0500000000002" table:style-name="ce1">
            <text:p>2548.05</text:p>
          </table:table-cell>
          <table:table-cell office:value-type="float" office:value="169.9" table:style-name="ce1">
            <text:p>169.9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555.3000000000002" table:style-name="ce1">
            <text:p>2555.3</text:p>
          </table:table-cell>
          <table:table-cell office:value-type="float" office:value="2719.5" table:style-name="ce1">
            <text:p>2719.5</text:p>
          </table:table-cell>
          <table:table-cell office:value-type="float" office:value="164.2" table:style-name="ce1">
            <text:p>164.2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724.45" table:style-name="ce1">
            <text:p>2724.45</text:p>
          </table:table-cell>
          <table:table-cell office:value-type="float" office:value="2892.95" table:style-name="ce1">
            <text:p>2892.95</text:p>
          </table:table-cell>
          <table:table-cell office:value-type="float" office:value="168.5" table:style-name="ce1">
            <text:p>168.5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896.7" table:style-name="ce1">
            <text:p>2896.7</text:p>
          </table:table-cell>
          <table:table-cell office:value-type="float" office:value="3065.55" table:style-name="ce1">
            <text:p>3065.55</text:p>
          </table:table-cell>
          <table:table-cell office:value-type="float" office:value="168.85" table:style-name="ce1">
            <text:p>168.85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3068.25" table:style-name="ce1">
            <text:p>3068.25</text:p>
          </table:table-cell>
          <table:table-cell office:value-type="float" office:value="3243.5" table:style-name="ce1">
            <text:p>3243.5</text:p>
          </table:table-cell>
          <table:table-cell office:value-type="float" office:value="175.25" table:style-name="ce1">
            <text:p>175.25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3245.9" table:style-name="ce1">
            <text:p>3245.9</text:p>
          </table:table-cell>
          <table:table-cell office:value-type="float" office:value="3412.1" table:style-name="ce1">
            <text:p>3412.1</text:p>
          </table:table-cell>
          <table:table-cell office:value-type="float" office:value="166.2" table:style-name="ce1">
            <text:p>166.2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416.55" table:style-name="ce1">
            <text:p>3416.55</text:p>
          </table:table-cell>
          <table:table-cell office:value-type="float" office:value="3588.55" table:style-name="ce1">
            <text:p>3588.55</text:p>
          </table:table-cell>
          <table:table-cell office:value-type="float" office:value="172" table:style-name="ce1">
            <text:p>172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3594.75" table:style-name="ce1">
            <text:p>3594.75</text:p>
          </table:table-cell>
          <table:table-cell office:value-type="float" office:value="3765.85" table:style-name="ce1">
            <text:p>3765.85</text:p>
          </table:table-cell>
          <table:table-cell office:value-type="float" office:value="171.1" table:style-name="ce1">
            <text:p>171.1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211.5" table:style-name="ce1">
            <text:p>211.5</text:p>
          </table:table-cell>
          <table:table-cell office:value-type="float" office:value="190.5" table:style-name="ce1">
            <text:p>190.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214.85" table:style-name="ce1">
            <text:p>214.85</text:p>
          </table:table-cell>
          <table:table-cell office:value-type="float" office:value="393" table:style-name="ce1">
            <text:p>393</text:p>
          </table:table-cell>
          <table:table-cell office:value-type="float" office:value="178.15" table:style-name="ce1">
            <text:p>178.1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395.85" table:style-name="ce1">
            <text:p>395.85</text:p>
          </table:table-cell>
          <table:table-cell office:value-type="float" office:value="573.79999999999995" table:style-name="ce1">
            <text:p>573.8</text:p>
          </table:table-cell>
          <table:table-cell office:value-type="float" office:value="177.95" table:style-name="ce1">
            <text:p>177.9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580.85" table:style-name="ce1">
            <text:p>580.85</text:p>
          </table:table-cell>
          <table:table-cell office:value-type="float" office:value="759.8" table:style-name="ce1">
            <text:p>759.8</text:p>
          </table:table-cell>
          <table:table-cell office:value-type="float" office:value="178.95" table:style-name="ce1">
            <text:p>178.9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763.35" table:style-name="ce1">
            <text:p>763.35</text:p>
          </table:table-cell>
          <table:table-cell office:value-type="float" office:value="941.75" table:style-name="ce1">
            <text:p>941.75</text:p>
          </table:table-cell>
          <table:table-cell office:value-type="float" office:value="178.4" table:style-name="ce1">
            <text:p>178.4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949.25" table:style-name="ce1">
            <text:p>949.25</text:p>
          </table:table-cell>
          <table:table-cell office:value-type="float" office:value="1130.1500000000001" table:style-name="ce1">
            <text:p>1130.15</text:p>
          </table:table-cell>
          <table:table-cell office:value-type="float" office:value="180.9" table:style-name="ce1">
            <text:p>180.9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139.05" table:style-name="ce1">
            <text:p>1139.05</text:p>
          </table:table-cell>
          <table:table-cell office:value-type="float" office:value="1321.8" table:style-name="ce1">
            <text:p>1321.8</text:p>
          </table:table-cell>
          <table:table-cell office:value-type="float" office:value="182.75" table:style-name="ce1">
            <text:p>182.7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337.45" table:style-name="ce1">
            <text:p>1337.45</text:p>
          </table:table-cell>
          <table:table-cell office:value-type="float" office:value="1519.75" table:style-name="ce1">
            <text:p>1519.75</text:p>
          </table:table-cell>
          <table:table-cell office:value-type="float" office:value="182.3" table:style-name="ce1">
            <text:p>182.3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531.2" table:style-name="ce1">
            <text:p>1531.2</text:p>
          </table:table-cell>
          <table:table-cell office:value-type="float" office:value="1705.7" table:style-name="ce1">
            <text:p>1705.7</text:p>
          </table:table-cell>
          <table:table-cell office:value-type="float" office:value="174.5" table:style-name="ce1">
            <text:p>174.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715.6" table:style-name="ce1">
            <text:p>1715.6</text:p>
          </table:table-cell>
          <table:table-cell office:value-type="float" office:value="1896.85" table:style-name="ce1">
            <text:p>1896.85</text:p>
          </table:table-cell>
          <table:table-cell office:value-type="float" office:value="181.25" table:style-name="ce1">
            <text:p>181.2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910.8" table:style-name="ce1">
            <text:p>1910.8</text:p>
          </table:table-cell>
          <table:table-cell office:value-type="float" office:value="2100.1999999999998" table:style-name="ce1">
            <text:p>2100.2</text:p>
          </table:table-cell>
          <table:table-cell office:value-type="float" office:value="189.4" table:style-name="ce1">
            <text:p>189.4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134.1" table:style-name="ce1">
            <text:p>2134.1</text:p>
          </table:table-cell>
          <table:table-cell office:value-type="float" office:value="2315.15" table:style-name="ce1">
            <text:p>2315.15</text:p>
          </table:table-cell>
          <table:table-cell office:value-type="float" office:value="181.05" table:style-name="ce1">
            <text:p>181.0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326.1" table:style-name="ce1">
            <text:p>2326.1</text:p>
          </table:table-cell>
          <table:table-cell office:value-type="float" office:value="2506.0500000000002" table:style-name="ce1">
            <text:p>2506.05</text:p>
          </table:table-cell>
          <table:table-cell office:value-type="float" office:value="179.95" table:style-name="ce1">
            <text:p>179.9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514.3000000000002" table:style-name="ce1">
            <text:p>2514.3</text:p>
          </table:table-cell>
          <table:table-cell office:value-type="float" office:value="2697.05" table:style-name="ce1">
            <text:p>2697.05</text:p>
          </table:table-cell>
          <table:table-cell office:value-type="float" office:value="182.75" table:style-name="ce1">
            <text:p>182.7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2705.65" table:style-name="ce1">
            <text:p>2705.65</text:p>
          </table:table-cell>
          <table:table-cell office:value-type="float" office:value="2898.1" table:style-name="ce1">
            <text:p>2898.1</text:p>
          </table:table-cell>
          <table:table-cell office:value-type="float" office:value="192.45" table:style-name="ce1">
            <text:p>192.4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909.05" table:style-name="ce1">
            <text:p>2909.05</text:p>
          </table:table-cell>
          <table:table-cell office:value-type="float" office:value="3090.55" table:style-name="ce1">
            <text:p>3090.55</text:p>
          </table:table-cell>
          <table:table-cell office:value-type="float" office:value="181.5" table:style-name="ce1">
            <text:p>181.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3100.65" table:style-name="ce1">
            <text:p>3100.65</text:p>
          </table:table-cell>
          <table:table-cell office:value-type="float" office:value="3282.45" table:style-name="ce1">
            <text:p>3282.45</text:p>
          </table:table-cell>
          <table:table-cell office:value-type="float" office:value="181.8" table:style-name="ce1">
            <text:p>181.8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3289.3" table:style-name="ce1">
            <text:p>3289.3</text:p>
          </table:table-cell>
          <table:table-cell office:value-type="float" office:value="3476.95" table:style-name="ce1">
            <text:p>3476.95</text:p>
          </table:table-cell>
          <table:table-cell office:value-type="float" office:value="187.65" table:style-name="ce1">
            <text:p>187.6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3490.95" table:style-name="ce1">
            <text:p>3490.95</text:p>
          </table:table-cell>
          <table:table-cell office:value-type="float" office:value="3687.15" table:style-name="ce1">
            <text:p>3687.15</text:p>
          </table:table-cell>
          <table:table-cell office:value-type="float" office:value="196.2" table:style-name="ce1">
            <text:p>196.2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3695.55" table:style-name="ce1">
            <text:p>3695.55</text:p>
          </table:table-cell>
          <table:table-cell office:value-type="float" office:value="3880.25" table:style-name="ce1">
            <text:p>3880.25</text:p>
          </table:table-cell>
          <table:table-cell office:value-type="float" office:value="184.7" table:style-name="ce1">
            <text:p>184.7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3896.6" table:style-name="ce1">
            <text:p>3896.6</text:p>
          </table:table-cell>
          <table:table-cell office:value-type="float" office:value="4077.2" table:style-name="ce1">
            <text:p>4077.2</text:p>
          </table:table-cell>
          <table:table-cell office:value-type="float" office:value="180.6" table:style-name="ce1">
            <text:p>180.6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4086.15" table:style-name="ce1">
            <text:p>4086.15</text:p>
          </table:table-cell>
          <table:table-cell office:value-type="float" office:value="4267.3" table:style-name="ce1">
            <text:p>4267.3</text:p>
          </table:table-cell>
          <table:table-cell office:value-type="float" office:value="181.15" table:style-name="ce1">
            <text:p>181.1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59.75" table:style-name="ce1">
            <text:p>59.75</text:p>
          </table:table-cell>
          <table:table-cell office:value-type="float" office:value="253.6" table:style-name="ce1">
            <text:p>253.6</text:p>
          </table:table-cell>
          <table:table-cell office:value-type="float" office:value="193.85" table:style-name="ce1">
            <text:p>193.8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263.35000000000002" table:style-name="ce1">
            <text:p>263.35</text:p>
          </table:table-cell>
          <table:table-cell office:value-type="float" office:value="458.5" table:style-name="ce1">
            <text:p>458.5</text:p>
          </table:table-cell>
          <table:table-cell office:value-type="float" office:value="195.15" table:style-name="ce1">
            <text:p>195.1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470.5" table:style-name="ce1">
            <text:p>470.5</text:p>
          </table:table-cell>
          <table:table-cell office:value-type="float" office:value="660.55" table:style-name="ce1">
            <text:p>660.55</text:p>
          </table:table-cell>
          <table:table-cell office:value-type="float" office:value="190.05" table:style-name="ce1">
            <text:p>190.0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932.75" table:style-name="ce1">
            <text:p>932.75</text:p>
          </table:table-cell>
          <table:table-cell office:value-type="float" office:value="1115.45" table:style-name="ce1">
            <text:p>1115.45</text:p>
          </table:table-cell>
          <table:table-cell office:value-type="float" office:value="182.7" table:style-name="ce1">
            <text:p>182.7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128.75" table:style-name="ce1">
            <text:p>1128.75</text:p>
          </table:table-cell>
          <table:table-cell office:value-type="float" office:value="1311.25" table:style-name="ce1">
            <text:p>1311.25</text:p>
          </table:table-cell>
          <table:table-cell office:value-type="float" office:value="182.5" table:style-name="ce1">
            <text:p>182.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320.3" table:style-name="ce1">
            <text:p>1320.3</text:p>
          </table:table-cell>
          <table:table-cell office:value-type="float" office:value="1504" table:style-name="ce1">
            <text:p>1504</text:p>
          </table:table-cell>
          <table:table-cell office:value-type="float" office:value="183.7" table:style-name="ce1">
            <text:p>183.7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516" table:style-name="ce1">
            <text:p>1516</text:p>
          </table:table-cell>
          <table:table-cell office:value-type="float" office:value="1704" table:style-name="ce1">
            <text:p>1704</text:p>
          </table:table-cell>
          <table:table-cell office:value-type="float" office:value="188" table:style-name="ce1">
            <text:p>188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736.75" table:style-name="ce1">
            <text:p>1736.75</text:p>
          </table:table-cell>
          <table:table-cell office:value-type="float" office:value="1930.7" table:style-name="ce1">
            <text:p>1930.7</text:p>
          </table:table-cell>
          <table:table-cell office:value-type="float" office:value="193.95" table:style-name="ce1">
            <text:p>193.9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1942.3" table:style-name="ce1">
            <text:p>1942.3</text:p>
          </table:table-cell>
          <table:table-cell office:value-type="float" office:value="2131" table:style-name="ce1">
            <text:p>2131</text:p>
          </table:table-cell>
          <table:table-cell office:value-type="float" office:value="188.7" table:style-name="ce1">
            <text:p>188.7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2151.6999999999998" table:style-name="ce1">
            <text:p>2151.7</text:p>
          </table:table-cell>
          <table:table-cell office:value-type="float" office:value="2345" table:style-name="ce1">
            <text:p>2345</text:p>
          </table:table-cell>
          <table:table-cell office:value-type="float" office:value="193.3" table:style-name="ce1">
            <text:p>193.3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2355.5" table:style-name="ce1">
            <text:p>2355.5</text:p>
          </table:table-cell>
          <table:table-cell office:value-type="float" office:value="2538.0500000000002" table:style-name="ce1">
            <text:p>2538.05</text:p>
          </table:table-cell>
          <table:table-cell office:value-type="float" office:value="182.55" table:style-name="ce1">
            <text:p>182.5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561" table:style-name="ce1">
            <text:p>2561</text:p>
          </table:table-cell>
          <table:table-cell office:value-type="float" office:value="2746.2" table:style-name="ce1">
            <text:p>2746.2</text:p>
          </table:table-cell>
          <table:table-cell office:value-type="float" office:value="185.2" table:style-name="ce1">
            <text:p>185.2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752.2" table:style-name="ce1">
            <text:p>2752.2</text:p>
          </table:table-cell>
          <table:table-cell office:value-type="float" office:value="2940.95" table:style-name="ce1">
            <text:p>2940.95</text:p>
          </table:table-cell>
          <table:table-cell office:value-type="float" office:value="188.75" table:style-name="ce1">
            <text:p>188.7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950.75" table:style-name="ce1">
            <text:p>2950.75</text:p>
          </table:table-cell>
          <table:table-cell office:value-type="float" office:value="3127" table:style-name="ce1">
            <text:p>3127</text:p>
          </table:table-cell>
          <table:table-cell office:value-type="float" office:value="176.25" table:style-name="ce1">
            <text:p>176.2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3147.75" table:style-name="ce1">
            <text:p>3147.75</text:p>
          </table:table-cell>
          <table:table-cell office:value-type="float" office:value="3326.45" table:style-name="ce1">
            <text:p>3326.45</text:p>
          </table:table-cell>
          <table:table-cell office:value-type="float" office:value="178.7" table:style-name="ce1">
            <text:p>178.7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3345.35" table:style-name="ce1">
            <text:p>3345.35</text:p>
          </table:table-cell>
          <table:table-cell office:value-type="float" office:value="3532.9" table:style-name="ce1">
            <text:p>3532.9</text:p>
          </table:table-cell>
          <table:table-cell office:value-type="float" office:value="187.55" table:style-name="ce1">
            <text:p>187.5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3549.95" table:style-name="ce1">
            <text:p>3549.95</text:p>
          </table:table-cell>
          <table:table-cell office:value-type="float" office:value="3732.75" table:style-name="ce1">
            <text:p>3732.75</text:p>
          </table:table-cell>
          <table:table-cell office:value-type="float" office:value="182.8" table:style-name="ce1">
            <text:p>182.8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3748.2" table:style-name="ce1">
            <text:p>3748.2</text:p>
          </table:table-cell>
          <table:table-cell office:value-type="float" office:value="3925.6" table:style-name="ce1">
            <text:p>3925.6</text:p>
          </table:table-cell>
          <table:table-cell office:value-type="float" office:value="177.4" table:style-name="ce1">
            <text:p>177.4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3945.15" table:style-name="ce1">
            <text:p>3945.15</text:p>
          </table:table-cell>
          <table:table-cell office:value-type="float" office:value="4127.05" table:style-name="ce1">
            <text:p>4127.05</text:p>
          </table:table-cell>
          <table:table-cell office:value-type="float" office:value="181.9" table:style-name="ce1">
            <text:p>181.9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4136.8" table:style-name="ce1">
            <text:p>4136.8</text:p>
          </table:table-cell>
          <table:table-cell office:value-type="float" office:value="4320.2" table:style-name="ce1">
            <text:p>4320.2</text:p>
          </table:table-cell>
          <table:table-cell office:value-type="float" office:value="183.4" table:style-name="ce1">
            <text:p>183.4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36.65" table:style-name="ce1">
            <text:p>36.65</text:p>
          </table:table-cell>
          <table:table-cell office:value-type="float" office:value="230.7" table:style-name="ce1">
            <text:p>230.7</text:p>
          </table:table-cell>
          <table:table-cell office:value-type="float" office:value="194.05" table:style-name="ce1">
            <text:p>194.05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242.35" table:style-name="ce1">
            <text:p>242.35</text:p>
          </table:table-cell>
          <table:table-cell office:value-type="float" office:value="421.25" table:style-name="ce1">
            <text:p>421.25</text:p>
          </table:table-cell>
          <table:table-cell office:value-type="float" office:value="178.9" table:style-name="ce1">
            <text:p>178.9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428.25" table:style-name="ce1">
            <text:p>428.25</text:p>
          </table:table-cell>
          <table:table-cell office:value-type="float" office:value="607.15" table:style-name="ce1">
            <text:p>607.15</text:p>
          </table:table-cell>
          <table:table-cell office:value-type="float" office:value="178.9" table:style-name="ce1">
            <text:p>178.9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613.79999999999995" table:style-name="ce1">
            <text:p>613.8</text:p>
          </table:table-cell>
          <table:table-cell office:value-type="float" office:value="792.35" table:style-name="ce1">
            <text:p>792.35</text:p>
          </table:table-cell>
          <table:table-cell office:value-type="float" office:value="178.55" table:style-name="ce1">
            <text:p>178.55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803.05" table:style-name="ce1">
            <text:p>803.05</text:p>
          </table:table-cell>
          <table:table-cell office:value-type="float" office:value="976.45" table:style-name="ce1">
            <text:p>976.45</text:p>
          </table:table-cell>
          <table:table-cell office:value-type="float" office:value="173.4" table:style-name="ce1">
            <text:p>173.4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993.9" table:style-name="ce1">
            <text:p>993.9</text:p>
          </table:table-cell>
          <table:table-cell office:value-type="float" office:value="1173.05" table:style-name="ce1">
            <text:p>1173.05</text:p>
          </table:table-cell>
          <table:table-cell office:value-type="float" office:value="179.15" table:style-name="ce1">
            <text:p>179.15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194.55" table:style-name="ce1">
            <text:p>1194.55</text:p>
          </table:table-cell>
          <table:table-cell office:value-type="float" office:value="1374.65" table:style-name="ce1">
            <text:p>1374.65</text:p>
          </table:table-cell>
          <table:table-cell office:value-type="float" office:value="180.1" table:style-name="ce1">
            <text:p>180.1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387.4" table:style-name="ce1">
            <text:p>1387.4</text:p>
          </table:table-cell>
          <table:table-cell office:value-type="float" office:value="1564" table:style-name="ce1">
            <text:p>1564</text:p>
          </table:table-cell>
          <table:table-cell office:value-type="float" office:value="176.6" table:style-name="ce1">
            <text:p>176.6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576.25" table:style-name="ce1">
            <text:p>1576.25</text:p>
          </table:table-cell>
          <table:table-cell office:value-type="float" office:value="1752.5" table:style-name="ce1">
            <text:p>1752.5</text:p>
          </table:table-cell>
          <table:table-cell office:value-type="float" office:value="176.25" table:style-name="ce1">
            <text:p>176.25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766.6" table:style-name="ce1">
            <text:p>1766.6</text:p>
          </table:table-cell>
          <table:table-cell office:value-type="float" office:value="1942.75" table:style-name="ce1">
            <text:p>1942.75</text:p>
          </table:table-cell>
          <table:table-cell office:value-type="float" office:value="176.15" table:style-name="ce1">
            <text:p>176.15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955.35" table:style-name="ce1">
            <text:p>1955.35</text:p>
          </table:table-cell>
          <table:table-cell office:value-type="float" office:value="2138" table:style-name="ce1">
            <text:p>2138</text:p>
          </table:table-cell>
          <table:table-cell office:value-type="float" office:value="182.65" table:style-name="ce1">
            <text:p>182.65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2148.6999999999998" table:style-name="ce1">
            <text:p>2148.7</text:p>
          </table:table-cell>
          <table:table-cell office:value-type="float" office:value="2329.9499999999998" table:style-name="ce1">
            <text:p>2329.95</text:p>
          </table:table-cell>
          <table:table-cell office:value-type="float" office:value="181.25" table:style-name="ce1">
            <text:p>181.25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345.25" table:style-name="ce1">
            <text:p>2345.25</text:p>
          </table:table-cell>
          <table:table-cell office:value-type="float" office:value="2525.75" table:style-name="ce1">
            <text:p>2525.75</text:p>
          </table:table-cell>
          <table:table-cell office:value-type="float" office:value="180.5" table:style-name="ce1">
            <text:p>180.5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2544.85" table:style-name="ce1">
            <text:p>2544.85</text:p>
          </table:table-cell>
          <table:table-cell office:value-type="float" office:value="2728.3" table:style-name="ce1">
            <text:p>2728.3</text:p>
          </table:table-cell>
          <table:table-cell office:value-type="float" office:value="183.45" table:style-name="ce1">
            <text:p>183.45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742.95" table:style-name="ce1">
            <text:p>2742.95</text:p>
          </table:table-cell>
          <table:table-cell office:value-type="float" office:value="2932" table:style-name="ce1">
            <text:p>2932</text:p>
          </table:table-cell>
          <table:table-cell office:value-type="float" office:value="189.05" table:style-name="ce1">
            <text:p>189.05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945.45" table:style-name="ce1">
            <text:p>2945.45</text:p>
          </table:table-cell>
          <table:table-cell office:value-type="float" office:value="3131.05" table:style-name="ce1">
            <text:p>3131.05</text:p>
          </table:table-cell>
          <table:table-cell office:value-type="float" office:value="185.6" table:style-name="ce1">
            <text:p>185.6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3137.7" table:style-name="ce1">
            <text:p>3137.7</text:p>
          </table:table-cell>
          <table:table-cell office:value-type="float" office:value="3321.9" table:style-name="ce1">
            <text:p>3321.9</text:p>
          </table:table-cell>
          <table:table-cell office:value-type="float" office:value="184.2" table:style-name="ce1">
            <text:p>184.2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3338.55" table:style-name="ce1">
            <text:p>3338.55</text:p>
          </table:table-cell>
          <table:table-cell office:value-type="float" office:value="3519.25" table:style-name="ce1">
            <text:p>3519.25</text:p>
          </table:table-cell>
          <table:table-cell office:value-type="float" office:value="180.7" table:style-name="ce1">
            <text:p>180.7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3530.55" table:style-name="ce1">
            <text:p>3530.55</text:p>
          </table:table-cell>
          <table:table-cell office:value-type="float" office:value="3724.15" table:style-name="ce1">
            <text:p>3724.15</text:p>
          </table:table-cell>
          <table:table-cell office:value-type="float" office:value="193.6" table:style-name="ce1">
            <text:p>193.6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3734.15" table:style-name="ce1">
            <text:p>3734.15</text:p>
          </table:table-cell>
          <table:table-cell office:value-type="float" office:value="3929.05" table:style-name="ce1">
            <text:p>3929.05</text:p>
          </table:table-cell>
          <table:table-cell office:value-type="float" office:value="194.9" table:style-name="ce1">
            <text:p>194.9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3941.3" table:style-name="ce1">
            <text:p>3941.3</text:p>
          </table:table-cell>
          <table:table-cell office:value-type="float" office:value="4142.8500000000004" table:style-name="ce1">
            <text:p>4142.85</text:p>
          </table:table-cell>
          <table:table-cell office:value-type="float" office:value="201.55" table:style-name="ce1">
            <text:p>201.55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2"/>
          <table:table-cell table:number-columns-repeated="16379"/>
        </table:table-row>
        <table:table-row table:number-rows-repeated="104829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ilip GEIB</meta:initial-creator>
    <dc:creator>Filip GEIB</dc:creator>
    <meta:creation-date>2019-09-13T08:19:56Z</meta:creation-date>
    <dc:date>2019-09-13T08:27:45Z</dc:date>
  </office:meta>
</office:document-meta>
</file>